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7" draw:layer="layout" svg:width="5.5cm" svg:height="1.75cm" svg:x="13.2cm" svg:y="22.55cm">
          <draw:text-box>
            <text:p>{G18, G19,G20}</text:p>
          </draw:text-box>
        </draw:frame>
        <draw:custom-shape draw:style-name="gr2" draw:text-style-name="P1" draw:id="id2" draw:layer="layout" svg:width="5cm" svg:height="5cm" svg:x="13.5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284cm" svg:height="4.909cm" svg:x="2.052cm" svg:y="1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id="id4" draw:layer="layout" svg:width="5cm" svg:height="5cm" svg:x="21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405cm" svg:height="4.954cm" svg:x="26.172cm" svg:y="15.5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1">BuchungsID</text:span></text:p>
              </table:table-cell>
              <table:table-cell>
                <text:p><text:span text:style-name="T1">Flug</text:span></text:p>
              </table:table-cell>
              <table:table-cell>
                <text:p><text:span text:style-name="T1">Reisender</text:span></text:p>
              </table:table-cell>
            </table:table-row>
            <table:table-row table:style-name="ro3" table:default-cell-style-name="ce2">
              <table:table-cell>
                <text:p><text:span text:style-name="T1">B01</text:span></text:p>
              </table:table-cell>
              <table:table-cell>
                <text:p><text:span text:style-name="T1">F13</text:span></text:p>
              </table:table-cell>
              <table:table-cell>
                <text:p><text:span text:style-name="T1">R02</text:span></text:p>
              </table:table-cell>
            </table:table-row>
            <table:table-row table:style-name="ro3" table:default-cell-style-name="ce2">
              <table:table-cell>
                <text:p><text:span text:style-name="T1">B02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6</text:span></text:p>
              </table:table-cell>
            </table:table-row>
            <table:table-row table:style-name="ro3" table:default-cell-style-name="ce2"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</table:table-row>
            <table:table-row table:style-name="ro3" table:default-cell-style-name="ce2">
              <table:table-cell>
                <text:p><text:span text:style-name="T1">B24</text:span></text:p>
              </table:table-cell>
              <table:table-cell>
                <text:p><text:span text:style-name="T1">F08</text:span></text:p>
              </table:table-cell>
              <table:table-cell>
                <text:p><text:span text:style-name="T1">R03</text:span></text:p>
              </table:table-cell>
            </table:table-row>
            <table:table-row table:style-name="ro4" table:default-cell-style-name="ce2">
              <table:table-cell>
                <text:p><text:span text:style-name="T1">B25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3">
          <draw:path draw:style-name="gr3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4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5" draw:text-style-name="P1" draw:id="id9" draw:layer="layout" svg:width="5.5cm" svg:height="2.4cm" svg:x="16cm" svg:y="4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id="id5" draw:layer="layout" svg:width="1.571cm" svg:height="0.6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1.571cm" svg:height="0.6cm" svg:x="19.929cm" svg:y="6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02cm" svg:height="1.673cm" svg:x="17.1cm" svg:y="5.1cm">
          <draw:text-box>
            <text:p>Merge on<text:line-break/>ReisenderID</text:p>
          </draw:text-box>
        </draw:frame>
        <draw:g draw:id="id1">
          <draw:path draw:style-name="gr3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7" draw:text-style-name="P1" draw:layer="layout" svg:x1="6.15cm" svg:y1="14.5cm" svg:x2="13.5cm" svg:y2="12cm" draw:start-shape="id1" draw:start-glue-point="0" draw:end-shape="id2" svg:d="m6150 14500v-2500h7350">
          <text:p text:style-name="P1"/>
          <text:p text:style-name="P1"><text:s text:c="13"/>SKT on<text:line-break/> <text:s text:c="18"/>GepaeckID</text:p>
        </draw:connector>
        <draw:connector draw:style-name="gr7" draw:text-style-name="P1" draw:layer="layout" svg:x1="29.95cm" svg:y1="15.1cm" svg:x2="26cm" svg:y2="12cm" draw:start-shape="id3" draw:start-glue-point="0" draw:end-shape="id4" draw:end-glue-point="1" svg:d="m29950 15100v-3100h-3950">
          <text:p text:style-name="P1">SKT on<text:line-break/>BuchungsID</text:p>
        </draw:connector>
        <draw:connector draw:style-name="gr8" draw:text-style-name="P1" draw:layer="layout" svg:x1="16cm" svg:y1="9.5cm" svg:x2="16.785cm" svg:y2="7.5cm" draw:start-shape="id2" draw:start-glue-point="0" draw:end-shape="id5" draw:end-glue-point="2" svg:d="m16000 9500v-1000h785v-1000">
          <text:p/>
        </draw:connector>
        <draw:connector draw:style-name="gr8" draw:text-style-name="P1" draw:layer="layout" svg:x1="23.5cm" svg:y1="9.5cm" svg:x2="20.714cm" svg:y2="7.5cm" draw:start-shape="id4" draw:start-glue-point="0" draw:end-shape="id6" draw:end-glue-point="2" svg:d="m23500 9500v-1000h-2786v-1000">
          <text:p/>
        </draw:connector>
        <draw:frame draw:style-name="gr1" draw:id="id8" draw:layer="layout" svg:width="12.5cm" svg:height="1.75cm" svg:x="20cm" svg:y="22.6cm">
          <draw:text-box>
            <text:p>{B08, B11, B18, B19, B20, B21}</text:p>
          </draw:text-box>
        </draw:frame>
        <draw:connector draw:style-name="gr8" draw:text-style-name="P1" draw:layer="layout" svg:x1="15.95cm" svg:y1="22.55cm" svg:x2="16cm" svg:y2="14.5cm" draw:start-shape="id7" draw:start-glue-point="0" draw:end-shape="id2" svg:d="m15950 22550v-4025h50v-4025">
          <text:p/>
        </draw:connector>
        <draw:connector draw:style-name="gr8" draw:text-style-name="P1" draw:layer="layout" draw:line-skew="3.45cm" svg:x1="26.25cm" svg:y1="22.6cm" svg:x2="23.5cm" svg:y2="14.5cm" draw:start-shape="id8" draw:start-glue-point="0" draw:end-shape="id4" draw:end-glue-point="2" svg:d="m26250 22600v-600h-2750v-7500">
          <text:p/>
        </draw:connector>
        <draw:connector draw:style-name="gr8" draw:text-style-name="P1" draw:layer="layout" svg:x1="18.751cm" svg:y1="4.5cm" svg:x2="18.75cm" svg:y2="2.212cm" draw:start-shape="id9" draw:start-glue-point="5" draw:end-shape="id10" draw:end-glue-point="2" svg:d="m18751 4500v-1144h-1v-1144">
          <text:p/>
        </draw:connector>
        <draw:frame draw:style-name="gr9" draw:id="id10" draw:layer="layout" svg:width="5.5cm" svg:height="0.962cm" svg:x="16cm" svg:y="1.25cm">
          <draw:text-box>
            <text:p><text:tab/>{R04, R07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00:11:22</dc:date>
    <dc:creator>Callisto </dc:creator>
    <meta:editing-duration>PT00H22M07S</meta:editing-duration>
    <meta:editing-cycles>5</meta:editing-cycles>
    <meta:generator>OpenOffice.org/3.2$Unix OpenOffice.org_project/320m19$Build-9505</meta:generator>
    <meta:document-statistic meta:object-count="24"/>
  </office:meta>
</office:document-meta>
</file>